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FDA00000ADE50281451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fill="gradient" draw:fill-gradient-name="Red_20_Gradient_20_2" draw:fill-image-width="0cm" draw:fill-image-height="0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color="#ffffff" fo:font-size="40pt" fo:font-weight="bold" style:font-size-asian="40pt" style:font-weight-asian="bold" style:font-size-complex="40pt" style:font-weight-complex="bold"/>
    </style:style>
    <style:style style:name="P2" style:family="paragraph">
      <style:paragraph-properties fo:line-height="150%" fo:text-align="center"/>
      <style:text-properties fo:color="#ffffff" style:text-outline="true" fo:font-size="40pt" fo:font-weight="bold" style:font-size-asian="40pt" style:font-weight-asian="bold" style:font-size-complex="40pt" style:font-weight-complex="bold"/>
    </style:style>
    <style:style style:name="T1" style:family="text">
      <style:text-properties fo:color="#ffffff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2" draw:layer="layout" svg:width="20.216cm" svg:height="13.859cm" svg:x="3.8cm" svg:y="4cm" presentation:class="graphic" presentation:user-transformed="true">
          <draw:image xlink:href="Pictures/1000000000000FDA00000ADE50281451.jpg" xlink:type="simple" xlink:show="embed" xlink:actuate="onLoad">
            <text:p text:style-name="P1"><text:span text:style-name="T1">Slow Down</text:span></text:p>
            <text:p text:style-name="P1"><text:span text:style-name="T1">Calm Down</text:span></text:p>
            <text:p text:style-name="P1"><text:span text:style-name="T1">Don't Worry</text:span></text:p>
            <text:p text:style-name="P1"><text:span text:style-name="T1">Don't Hurry</text:span></text:p>
            <text:p text:style-name="P1"><text:span text:style-name="T1">Trust the Process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Red_20_Gradient_20_2" draw:display-name="Red Gradient 2" draw:style="linear" draw:start-color="#ff0000" draw:end-color="#cc0000" draw:start-intensity="100%" draw:end-intensity="100%" draw:angle="90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ignesh Sridharan</meta:initial-creator>
    <meta:creation-date>2020-01-26T10:37:44.62</meta:creation-date>
    <meta:editing-duration>PT11M23S</meta:editing-duration>
    <meta:editing-cycles>2</meta:editing-cycles>
    <dc:date>2020-01-26T10:48:56.48</dc:date>
    <dc:creator>Vignesh Sridharan</dc:creator>
    <meta:document-statistic meta:object-count="24"/>
    <meta:generator>OpenOffice/4.1.5$Win32 OpenOffice.org_project/415m1$Build-9789</meta:generator>
  </office:meta>
</office:document-meta>
</file>